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P3"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are generics</text:p>
      <text:p text:style-name="Text_20_body">In Java, generics are a feature that allows you to create classes, interfaces, and methods that can work with different types of objects. This allows you to write more reusable and type-safe code.</text:p>
      <text:p text:style-name="Text_20_body">When you use a generic class, interface or method, you specify the types of objects that it can work with as a parameter, and the compiler ensures that the code is valid for all types specified.</text:p>
      <text:p text:style-name="Text_20_body">Here is an example of a generic class:</text:p>
      <text:p text:style-name="Preformatted_20_Text"><text:span text:style-name="Source_20_Text">class Box&lt;T&gt; {</text:span></text:p>
      <text:p text:style-name="Preformatted_20_Text"><text:span text:style-name="Source_20_Text"><text:s text:c="4"/>private T item;</text:span></text:p>
      <text:p text:style-name="Preformatted_20_Text"/>
      <text:p text:style-name="Preformatted_20_Text"><text:span text:style-name="Source_20_Text"><text:s text:c="4"/>public void set(T item) {</text:span></text:p>
      <text:p text:style-name="Preformatted_20_Text"><text:span text:style-name="Source_20_Text"><text:s text:c="8"/>this.item = item;</text:span></text:p>
      <text:p text:style-name="Preformatted_20_Text"><text:span text:style-name="Source_20_Text"><text:s text:c="4"/>}</text:span></text:p>
      <text:p text:style-name="Preformatted_20_Text"/>
      <text:p text:style-name="Preformatted_20_Text"><text:span text:style-name="Source_20_Text"><text:s text:c="4"/>public T get() {</text:span></text:p>
      <text:p text:style-name="Preformatted_20_Text"><text:span text:style-name="Source_20_Text"><text:s text:c="8"/>return item;</text:span></text:p>
      <text:p text:style-name="Preformatted_20_Text"><text:span text:style-name="Source_20_Text"><text:s text:c="4"/>}</text:span></text:p>
      <text:p text:style-name="P1"><text:span text:style-name="Source_20_Text">}</text:span></text:p>
      <text:p text:style-name="Text_20_body">The class <text:span text:style-name="Source_20_Text">Box</text:span> is defined with a type parameter T, which can be replaced by any actual type when the class is instantiated. For example:</text:p>
      <text:p text:style-name="Preformatted_20_Text"><text:span text:style-name="Source_20_Text">Box&lt;Integer&gt; box = new Box&lt;&gt;();</text:span></text:p>
      <text:p text:style-name="Preformatted_20_Text"><text:span text:style-name="Source_20_Text">box.set(5);</text:span></text:p>
      <text:p text:style-name="P1"><text:span text:style-name="Source_20_Text">int item = box.get();</text:span></text:p>
      <text:p text:style-name="Text_20_body">And here is an example of a generic method:</text:p>
      <text:p text:style-name="Preformatted_20_Text"><text:span text:style-name="Source_20_Text">class Utils {</text:span></text:p>
      <text:p text:style-name="Preformatted_20_Text"><text:span text:style-name="Source_20_Text"><text:s text:c="4"/>public static &lt;T&gt; void printArray(T[] array) {</text:span></text:p>
      <text:p text:style-name="Preformatted_20_Text"><text:span text:style-name="Source_20_Text"><text:s text:c="8"/>for (T element : array) {</text:span></text:p>
      <text:p text:style-name="Preformatted_20_Text"><text:span text:style-name="Source_20_Text"><text:s text:c="12"/>System.out.println(element);</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This method is defined with a type parameter T and it can be used to print the elements of an array of any type.</text:p>
      <text:p text:style-name="Preformatted_20_Text"><text:span text:style-name="Source_20_Text">Integer[] intArray = {1,2,3};</text:span></text:p>
      <text:p text:style-name="Preformatted_20_Text"><text:span text:style-name="Source_20_Text">Utils.printArray(intArray);</text:span></text:p>
      <text:p text:style-name="Preformatted_20_Text"><text:span text:style-name="Source_20_Text">String[] strArray = {"a","b","c"};</text:span></text:p>
      <text:p text:style-name="P1"><text:span text:style-name="Source_20_Text">Utils.printArray(strArray);</text:span></text:p>
      <text:p text:style-name="Text_20_body">Generics provide a way to write code that can work with multiple types, while</text:p>
      <text:p text:style-name="P3"><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providing type safety.</text:p>
      <text:p text:style-name="Text_20_body">This means that the compiler can check that the code is using the correct types, and it can catch errors at compile time, rather than at runtime. This makes the code more robust and less error-prone.</text:p>
      <text:p text:style-name="Text_20_body"><text:soft-page-break/>Generics also make the code more reusable, as a single class, interface or method can be used with multiple types, rather than having to write separate versions of the code for each type.</text:p>
      <text:p text:style-name="Text_20_body">Java also provides a way to limit the types that can be used as a type parameter, by using bounds. Bounds allow you to specify that the type parameter must be a subclass of a specific class, or implement a specific interface.</text:p>
      <text:p text:style-name="Text_20_body">For example, you can use the keyword <text:span text:style-name="Source_20_Text">extends</text:span> to specify that the type parameter must be a subclass of a specific class:</text:p>
      <text:p text:style-name="P1"><text:span text:style-name="Source_20_Text">class MyList&lt;T extends Number&gt; {...}</text:span></text:p>
      <text:p text:style-name="Text_20_body">In this example, MyList is a class that can work with any type that is a subclass of Number.</text:p>
      <text:p text:style-name="Text_20_body">You can also use the keyword <text:span text:style-name="Source_20_Text">implements</text:span> to specify that the type parameter must implement a specific interface:</text:p>
      <text:p text:style-name="P1"><text:span text:style-name="Source_20_Text">class MyList&lt;T extends Drivable&gt; {...}</text:span></text:p>
      <text:p text:style-name="Text_20_body">In this example, MyList is a class that can work with any type that implements the Drivable interface.</text:p>
      <text:p text:style-name="Text_20_body">Generics are a powerful feature in Java that allows you to write more reusable and type-safe code. They can be used in classes, interfaces, and methods to work with multiple types and provide type safety at compile time.</text:p>
      <text:p text:style-name="P3"><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EdFTp711pgcCUSnH3w0bP14tiD1d4E_z50VsTveIbbz%3Ds96-c&amp;w=64&amp;q=75" xlink:type="simple" xlink:show="embed" xlink:actuate="onLoad"/><svg:title>Sakalans Now</svg:title></draw:frame></text:p>
      <text:p text:style-name="Text_20_body">is it all ?</text:p>
      <text:p text:style-name="Text_20_body">This is a high-level overview of some of the key concepts in Java such as functions, arrays, OOP, encapsulation, polymorphism, interfaces, static classes and methods, and generics. There are many other concepts in Java such as exceptions, collections, concurrency, and more advanced features like annotations, reflection, and generics. However, the concepts I've discussed are some of the most important and widely used in Java programming.</text:p>
      <text:p text:style-name="Text_20_body">It's also worth noting that as Java is a vast programming language, there are a lot of libraries and frameworks available which can help you to build different types of applications using Java. And also, as the language is constantly evolving with new versions and updates, there are new features being added to make the development process more efficient and eas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5:03:11.296297449</meta:creation-date>
    <dc:date>2023-01-14T15:03:21.968946032</dc:date>
    <meta:editing-duration>PT11S</meta:editing-duration>
    <meta:editing-cycles>1</meta:editing-cycles>
    <meta:document-statistic meta:table-count="0" meta:image-count="4" meta:object-count="0" meta:page-count="2" meta:paragraph-count="48" meta:word-count="585" meta:character-count="3456" meta:non-whitespace-character-count="2845"/>
    <meta:generator>LibreOffice/7.4.2.3$Linux_X86_64 LibreOffice_project/40$Build-3</meta:generator>
  </office:meta>
</office:document-meta>
</file>